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  <text:p text:style-name="P58"/>
            <text:p text:style-name="P58"/>
            <text:p text:style-name="P55"/>
            <text:p text:style-name="P59"/>
            <text:p text:style-name="P55"/>
            <text:p text:style-name="P58"/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54in" svg:y1="0.1925in" svg:x2="3.8311in" svg:y2="0.192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54:57.321000000</dc:date>
    <meta:editing-duration>P1DT17H53M14S</meta:editing-duration>
    <meta:editing-cycles>956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